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oto Serif SC" svg:font-family="'Noto Serif SC'" style:font-family-generic="roman" style:font-pitch="variable"/>
    <style:font-face style:name="Liberation Sans" svg:font-family="'Liberation Sans'" style:font-family-generic="swiss" style:font-pitch="variable"/>
    <style:font-face style:name="Noto Sans SC Regular1" svg:font-family="'Noto Sans SC Regular'" style:font-family-generic="swiss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36pt" style:font-name-asian="Noto Sans SC Regular1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18.25pt" style:font-name-asian="Noto Serif SC" style:font-size-asian="16pt" style:font-size-complex="18.25pt"/>
    </style:style>
    <style:style style:name="P4" style:family="paragraph" style:parent-style-name="Standard">
      <style:paragraph-properties fo:text-align="start" style:justify-single-word="false"/>
      <style:text-properties fo:font-size="12pt" style:font-name-asian="Noto Serif S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name-asian="Noto Sans SC Regular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20.5499992370605pt" style:font-name-asian="Noto Sans SC Regular1" style:font-size-asian="18pt" style:font-size-complex="20.5499992370605pt"/>
    </style:style>
    <style:style style:name="P7" style:family="paragraph" style:parent-style-name="Standard">
      <style:paragraph-properties fo:text-align="start" style:justify-single-word="false"/>
      <style:text-properties fo:font-size="25.1000003814697pt" style:font-name-asian="Noto Sans SC Regular1" style:font-size-asian="22pt" style:font-size-complex="25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“水流”桌面设计计划</text:p>
      <text:p text:style-name="P3">中文版本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小注：该计划的翻译可能由其他国家/地区的人进行，表达的意思可能与原文有出入。请以原版和“实验性”英文译文为主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目录</text:p>
      <text:p text:style-name="P5"/>
      <text:p text:style-name="P5"/>
      <text:p text:style-name="P5">（先空着吧，没想好）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友情提醒</text:p>
      <text:p text:style-name="P4"/>
      <text:p text:style-name="P4"><text:tab/>本计划的作者已经竭尽全力让此通俗易懂了（这也是这个项目的目的），可是因为认知上的差异等的，某些话依然会让某些人感到难以理解。没事，也许你可能只是需要有一些基础知识呢！试着继续往下看吧，或许你就有收获了呢？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第一节 输入方式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oto Serif SC" svg:font-family="'Noto Serif SC'" style:font-family-generic="roman" style:font-pitch="variable"/>
    <style:font-face style:name="Liberation Sans" svg:font-family="'Liberation Sans'" style:font-family-generic="swiss" style:font-pitch="variable"/>
    <style:font-face style:name="Noto Sans SC Regular1" svg:font-family="'Noto Sans SC Regular'" style:font-family-generic="swiss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SC Regular" style:font-family-complex="'Noto Sans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0:36:13.776945290</meta:creation-date>
    <dc:date>2019-05-28T21:02:07.673308827</dc:date>
    <meta:editing-duration>PT2M11S</meta:editing-duration>
    <meta:editing-cycles>1</meta:editing-cycles>
    <meta:document-statistic meta:table-count="0" meta:image-count="0" meta:object-count="0" meta:page-count="4" meta:paragraph-count="8" meta:word-count="194" meta:character-count="196" meta:non-whitespace-character-count="194"/>
    <meta:generator>LibreOffice/6.2.3.2$Linux_X86_64 LibreOffice_project/20$Build-2</meta:generator>
  </office:meta>
</office:document-meta>
</file>